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ategory_relcov_gst" table:style-name="ta1">
        <table:shapes>
          <draw:frame draw:z-index="0" draw:style-name="gr1" draw:text-style-name="P1" svg:width="47.425cm" svg:height="21.595cm" svg:x="0.055cm" svg:y="4.542cm">
            <draw:object draw:notify-on-update-of-ranges="category_relcov_gst.A2:category_relcov_gst.A8 category_relcov_gst.B1:category_relcov_gst.B1 category_relcov_gst.B2:category_relcov_gst.B8 category_relcov_gst.C1:category_relcov_gst.C1 category_relcov_gst.C2:category_relcov_gst.C8 category_relcov_gst.D1:category_relcov_gst.D1 category_relcov_gst.D2:category_relcov_gst.D8 category_relcov_gst.E1:category_relcov_gst.E1 category_relcov_gst.E2:category_relcov_gst.E8 category_relcov_gst.F1:category_relcov_gst.F1 category_relcov_gst.F2:category_relcov_gst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ewspape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Middle_class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Informal_sector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The Hindu</text:p>
          </table:table-cell>
          <table:table-cell office:value-type="float" office:value="0.0286349958613002" calcext:value-type="float">
            <text:p>0.0286349959</text:p>
          </table:table-cell>
          <table:table-cell office:value-type="float" office:value="0.506063560014294" calcext:value-type="float">
            <text:p>0.50606356</text:p>
          </table:table-cell>
          <table:table-cell office:value-type="float" office:value="0.0873015305321026" calcext:value-type="float">
            <text:p>0.0873015305</text:p>
          </table:table-cell>
          <table:table-cell office:value-type="float" office:value="0.0473823188678646" calcext:value-type="float">
            <text:p>0.0473823189</text:p>
          </table:table-cell>
          <table:table-cell office:value-type="float" office:value="0.788710004609364" calcext:value-type="float">
            <text:p>0.7887100046</text:p>
          </table:table-cell>
        </table:table-row>
        <table:table-row table:style-name="ro1">
          <table:table-cell office:value-type="string" calcext:value-type="string">
            <text:p>Hindustan Times</text:p>
          </table:table-cell>
          <table:table-cell office:value-type="float" office:value="0.0237998426414416" calcext:value-type="float">
            <text:p>0.0237998426</text:p>
          </table:table-cell>
          <table:table-cell office:value-type="float" office:value="0.471592347566355" calcext:value-type="float">
            <text:p>0.4715923476</text:p>
          </table:table-cell>
          <table:table-cell office:value-type="float" office:value="0.181438850515336" calcext:value-type="float">
            <text:p>0.1814388505</text:p>
          </table:table-cell>
          <table:table-cell office:value-type="float" office:value="0.00876468417046211" calcext:value-type="float">
            <text:p>0.0087646842</text:p>
          </table:table-cell>
          <table:table-cell office:value-type="float" office:value="0.766244969598088" calcext:value-type="float">
            <text:p>0.7662449696</text:p>
          </table:table-cell>
        </table:table-row>
        <table:table-row table:style-name="ro1">
          <table:table-cell office:value-type="string" calcext:value-type="string">
            <text:p>TOI</text:p>
          </table:table-cell>
          <table:table-cell office:value-type="float" office:value="0.0223565606234609" calcext:value-type="float">
            <text:p>0.0223565606</text:p>
          </table:table-cell>
          <table:table-cell office:value-type="float" office:value="0.35590419988891" calcext:value-type="float">
            <text:p>0.3559041999</text:p>
          </table:table-cell>
          <table:table-cell office:value-type="float" office:value="0.137092412305177" calcext:value-type="float">
            <text:p>0.1370924123</text:p>
          </table:table-cell>
          <table:table-cell office:value-type="float" office:value="0.0214201601784992" calcext:value-type="float">
            <text:p>0.0214201602</text:p>
          </table:table-cell>
          <table:table-cell office:value-type="float" office:value="0.792752800787022" calcext:value-type="float">
            <text:p>0.7927528008</text:p>
          </table:table-cell>
        </table:table-row>
        <table:table-row table:style-name="ro1">
          <table:table-cell office:value-type="string" calcext:value-type="string">
            <text:p>Telegraph</text:p>
          </table:table-cell>
          <table:table-cell office:value-type="float" office:value="0.033994835121176" calcext:value-type="float">
            <text:p>0.0339948351</text:p>
          </table:table-cell>
          <table:table-cell office:value-type="float" office:value="0.475957489074295" calcext:value-type="float">
            <text:p>0.4759574891</text:p>
          </table:table-cell>
          <table:table-cell office:value-type="float" office:value="0.263681962653953" calcext:value-type="float">
            <text:p>0.2636819627</text:p>
          </table:table-cell>
          <table:table-cell office:value-type="float" office:value="0.0151748112832737" calcext:value-type="float">
            <text:p>0.0151748113</text:p>
          </table:table-cell>
          <table:table-cell office:value-type="float" office:value="0.755720103297576" calcext:value-type="float">
            <text:p>0.7557201033</text:p>
          </table:table-cell>
        </table:table-row>
        <table:table-row table:style-name="ro1">
          <table:table-cell office:value-type="string" calcext:value-type="string">
            <text:p>New Indian Express</text:p>
          </table:table-cell>
          <table:table-cell office:value-type="float" office:value="0.0258573249374579" calcext:value-type="float">
            <text:p>0.0258573249</text:p>
          </table:table-cell>
          <table:table-cell office:value-type="float" office:value="0.413902611429312" calcext:value-type="float">
            <text:p>0.4139026114</text:p>
          </table:table-cell>
          <table:table-cell office:value-type="float" office:value="0.262815201130976" calcext:value-type="float">
            <text:p>0.2628152011</text:p>
          </table:table-cell>
          <table:table-cell office:value-type="float" office:value="0.0328176047718597" calcext:value-type="float">
            <text:p>0.0328176048</text:p>
          </table:table-cell>
          <table:table-cell office:value-type="float" office:value="0.799756947629093" calcext:value-type="float">
            <text:p>0.7997569476</text:p>
          </table:table-cell>
        </table:table-row>
        <table:table-row table:style-name="ro1">
          <table:table-cell office:value-type="string" calcext:value-type="string">
            <text:p>Indian Express</text:p>
          </table:table-cell>
          <table:table-cell office:value-type="float" office:value="0.142076566744371" calcext:value-type="float">
            <text:p>0.1420765667</text:p>
          </table:table-cell>
          <table:table-cell office:value-type="float" office:value="0.331840421087158" calcext:value-type="float">
            <text:p>0.3318404211</text:p>
          </table:table-cell>
          <table:table-cell office:value-type="float" office:value="0.15046655134668" calcext:value-type="float">
            <text:p>0.1504665513</text:p>
          </table:table-cell>
          <table:table-cell office:value-type="float" office:value="0.0245464969926994" calcext:value-type="float">
            <text:p>0.024546497</text:p>
          </table:table-cell>
          <table:table-cell office:value-type="float" office:value="0.905399864895997" calcext:value-type="float">
            <text:p>0.9053998649</text:p>
          </table:table-cell>
        </table:table-row>
        <table:table-row table:style-name="ro1">
          <table:table-cell office:value-type="string" calcext:value-type="string">
            <text:p>Deccan Herald</text:p>
          </table:table-cell>
          <table:table-cell office:value-type="float" office:value="0.0234613393975848" calcext:value-type="float">
            <text:p>0.0234613394</text:p>
          </table:table-cell>
          <table:table-cell office:value-type="float" office:value="0.365931849110446" calcext:value-type="float">
            <text:p>0.3659318491</text:p>
          </table:table-cell>
          <table:table-cell office:value-type="float" office:value="0.29909485850857" calcext:value-type="float">
            <text:p>0.2990948585</text:p>
          </table:table-cell>
          <table:table-cell office:value-type="float" office:value="0.0142945211912417" calcext:value-type="float">
            <text:p>0.0142945212</text:p>
          </table:table-cell>
          <table:table-cell office:value-type="float" office:value="0.745799020420887" calcext:value-type="float">
            <text:p>0.7457990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8:43:56.778389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18:44:25.740324734</dc:date>
    <meta:editing-duration>PT3M29S</meta:editing-duration>
    <meta:editing-cycles>7</meta:editing-cycles>
    <meta:generator>LibreOffice/4.2.8.2$Linux_X86_64 LibreOffice_project/42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7.426cm" svg:height="21.596cm" xlink:href=".." xlink:type="simple" chart:class="chart:bar" chart:style-name="ch1">
        <chart:legend chart:legend-position="end" svg:x="41.198cm" svg:y="8.322cm" style:legend-expansion="high" chart:style-name="ch2"/>
        <chart:plot-area chart:style-name="ch3" table:cell-range-address="category_relcov_gst.A2:category_relcov_gst.F8 category_relcov_gst.B1:category_relcov_gst.F1" chart:data-source-has-labels="both" svg:x="2.643cm" svg:y="0.431cm" svg:width="37.607cm" svg:height="20.734cm">
          <chartooo:coordinate-region svg:x="3.608cm" svg:y="0.736cm" svg:width="36.642cm" svg:height="18.538cm"/>
          <chart:axis chart:dimension="x" chart:name="primary-x" chart:style-name="ch4" chartooo:axis-type="auto">
            <chartooo:date-scale/>
            <chart:categories table:cell-range-address="category_relcov_gst.A2:category_relcov_gst.A8"/>
          </chart:axis>
          <chart:axis chart:dimension="y" chart:name="primary-y" chart:style-name="ch5">
            <chart:title svg:x="1.287cm" svg:y="11.167cm" chart:style-name="ch6">
              <text:p>Constituencies</text:p>
            </chart:title>
            <chart:grid chart:style-name="ch7" chart:class="major"/>
          </chart:axis>
          <chart:series chart:style-name="ch8" chart:values-cell-range-address="category_relcov_gst.B2:category_relcov_gst.B8" chart:label-cell-address="category_relcov_gst.B1:category_relcov_gst.B1" chart:class="chart:bar">
            <chart:data-point chart:repeated="7"/>
          </chart:series>
          <chart:series chart:style-name="ch9" chart:values-cell-range-address="category_relcov_gst.C2:category_relcov_gst.C8" chart:label-cell-address="category_relcov_gst.C1:category_relcov_gst.C1" chart:class="chart:bar">
            <chart:data-point chart:repeated="7"/>
          </chart:series>
          <chart:series chart:style-name="ch10" chart:values-cell-range-address="category_relcov_gst.D2:category_relcov_gst.D8" chart:label-cell-address="category_relcov_gst.D1:category_relcov_gst.D1" chart:class="chart:bar">
            <chart:data-point chart:repeated="7"/>
          </chart:series>
          <chart:series chart:style-name="ch11" chart:values-cell-range-address="category_relcov_gst.E2:category_relcov_gst.E8" chart:label-cell-address="category_relcov_gst.E1:category_relcov_gst.E1" chart:class="chart:bar">
            <chart:data-point chart:repeated="7"/>
          </chart:series>
          <chart:series chart:style-name="ch12" chart:values-cell-range-address="category_relcov_gst.F2:category_relcov_gst.F8" chart:label-cell-address="category_relcov_gst.F1:category_relcov_gst.F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or</text:p>
                <draw:g>
                  <svg:desc>category_relcov_gst.B1:category_relcov_gst.B1</svg:desc>
                </draw:g>
              </table:table-cell>
              <table:table-cell office:value-type="string">
                <text:p>Middle_class</text:p>
                <draw:g>
                  <svg:desc>category_relcov_gst.C1:category_relcov_gst.C1</svg:desc>
                </draw:g>
              </table:table-cell>
              <table:table-cell office:value-type="string">
                <text:p>Corporate</text:p>
                <draw:g>
                  <svg:desc>category_relcov_gst.D1:category_relcov_gst.D1</svg:desc>
                </draw:g>
              </table:table-cell>
              <table:table-cell office:value-type="string">
                <text:p>Informal_sector</text:p>
                <draw:g>
                  <svg:desc>category_relcov_gst.E1:category_relcov_gst.E1</svg:desc>
                </draw:g>
              </table:table-cell>
              <table:table-cell office:value-type="string">
                <text:p>Government</text:p>
                <draw:g>
                  <svg:desc>category_relcov_gst.F1:category_relcov_g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e Hindu</text:p>
                <draw:g>
                  <svg:desc>category_relcov_gst.A2:category_relcov_gst.A8</svg:desc>
                </draw:g>
              </table:table-cell>
              <table:table-cell office:value-type="float" office:value="0.0286349958613002">
                <text:p>0.0286349958613002</text:p>
                <draw:g>
                  <svg:desc>category_relcov_gst.B2:category_relcov_gst.B8</svg:desc>
                </draw:g>
              </table:table-cell>
              <table:table-cell office:value-type="float" office:value="0.506063560014294">
                <text:p>0.506063560014294</text:p>
                <draw:g>
                  <svg:desc>category_relcov_gst.C2:category_relcov_gst.C8</svg:desc>
                </draw:g>
              </table:table-cell>
              <table:table-cell office:value-type="float" office:value="0.0873015305321026">
                <text:p>0.0873015305321026</text:p>
                <draw:g>
                  <svg:desc>category_relcov_gst.D2:category_relcov_gst.D8</svg:desc>
                </draw:g>
              </table:table-cell>
              <table:table-cell office:value-type="float" office:value="0.0473823188678646">
                <text:p>0.0473823188678646</text:p>
                <draw:g>
                  <svg:desc>category_relcov_gst.E2:category_relcov_gst.E8</svg:desc>
                </draw:g>
              </table:table-cell>
              <table:table-cell office:value-type="float" office:value="0.788710004609364">
                <text:p>0.788710004609364</text:p>
                <draw:g>
                  <svg:desc>category_relcov_gst.F2:category_relcov_gst.F8</svg:desc>
                </draw:g>
              </table:table-cell>
            </table:table-row>
            <table:table-row>
              <table:table-cell office:value-type="string">
                <text:p>Hindustan Times</text:p>
              </table:table-cell>
              <table:table-cell office:value-type="float" office:value="0.0237998426414416">
                <text:p>0.0237998426414416</text:p>
              </table:table-cell>
              <table:table-cell office:value-type="float" office:value="0.471592347566355">
                <text:p>0.471592347566355</text:p>
              </table:table-cell>
              <table:table-cell office:value-type="float" office:value="0.181438850515336">
                <text:p>0.181438850515336</text:p>
              </table:table-cell>
              <table:table-cell office:value-type="float" office:value="0.00876468417046211">
                <text:p>0.00876468417046211</text:p>
              </table:table-cell>
              <table:table-cell office:value-type="float" office:value="0.766244969598088">
                <text:p>0.766244969598088</text:p>
              </table:table-cell>
            </table:table-row>
            <table:table-row>
              <table:table-cell office:value-type="string">
                <text:p>TOI</text:p>
              </table:table-cell>
              <table:table-cell office:value-type="float" office:value="0.0223565606234609">
                <text:p>0.0223565606234609</text:p>
              </table:table-cell>
              <table:table-cell office:value-type="float" office:value="0.35590419988891">
                <text:p>0.35590419988891</text:p>
              </table:table-cell>
              <table:table-cell office:value-type="float" office:value="0.137092412305177">
                <text:p>0.137092412305177</text:p>
              </table:table-cell>
              <table:table-cell office:value-type="float" office:value="0.0214201601784992">
                <text:p>0.0214201601784992</text:p>
              </table:table-cell>
              <table:table-cell office:value-type="float" office:value="0.792752800787022">
                <text:p>0.792752800787022</text:p>
              </table:table-cell>
            </table:table-row>
            <table:table-row>
              <table:table-cell office:value-type="string">
                <text:p>Telegraph</text:p>
              </table:table-cell>
              <table:table-cell office:value-type="float" office:value="0.033994835121176">
                <text:p>0.033994835121176</text:p>
              </table:table-cell>
              <table:table-cell office:value-type="float" office:value="0.475957489074295">
                <text:p>0.475957489074295</text:p>
              </table:table-cell>
              <table:table-cell office:value-type="float" office:value="0.263681962653953">
                <text:p>0.263681962653953</text:p>
              </table:table-cell>
              <table:table-cell office:value-type="float" office:value="0.0151748112832737">
                <text:p>0.0151748112832737</text:p>
              </table:table-cell>
              <table:table-cell office:value-type="float" office:value="0.755720103297576">
                <text:p>0.755720103297576</text:p>
              </table:table-cell>
            </table:table-row>
            <table:table-row>
              <table:table-cell office:value-type="string">
                <text:p>New Indian Express</text:p>
              </table:table-cell>
              <table:table-cell office:value-type="float" office:value="0.0258573249374579">
                <text:p>0.0258573249374579</text:p>
              </table:table-cell>
              <table:table-cell office:value-type="float" office:value="0.413902611429312">
                <text:p>0.413902611429312</text:p>
              </table:table-cell>
              <table:table-cell office:value-type="float" office:value="0.262815201130976">
                <text:p>0.262815201130976</text:p>
              </table:table-cell>
              <table:table-cell office:value-type="float" office:value="0.0328176047718597">
                <text:p>0.0328176047718597</text:p>
              </table:table-cell>
              <table:table-cell office:value-type="float" office:value="0.799756947629093">
                <text:p>0.799756947629093</text:p>
              </table:table-cell>
            </table:table-row>
            <table:table-row>
              <table:table-cell office:value-type="string">
                <text:p>Indian Express</text:p>
              </table:table-cell>
              <table:table-cell office:value-type="float" office:value="0.142076566744371">
                <text:p>0.142076566744371</text:p>
              </table:table-cell>
              <table:table-cell office:value-type="float" office:value="0.331840421087158">
                <text:p>0.331840421087158</text:p>
              </table:table-cell>
              <table:table-cell office:value-type="float" office:value="0.15046655134668">
                <text:p>0.15046655134668</text:p>
              </table:table-cell>
              <table:table-cell office:value-type="float" office:value="0.0245464969926994">
                <text:p>0.0245464969926994</text:p>
              </table:table-cell>
              <table:table-cell office:value-type="float" office:value="0.905399864895997">
                <text:p>0.905399864895997</text:p>
              </table:table-cell>
            </table:table-row>
            <table:table-row>
              <table:table-cell office:value-type="string">
                <text:p>Deccan Herald</text:p>
              </table:table-cell>
              <table:table-cell office:value-type="float" office:value="0.0234613393975848">
                <text:p>0.0234613393975848</text:p>
              </table:table-cell>
              <table:table-cell office:value-type="float" office:value="0.365931849110446">
                <text:p>0.365931849110446</text:p>
              </table:table-cell>
              <table:table-cell office:value-type="float" office:value="0.29909485850857">
                <text:p>0.29909485850857</text:p>
              </table:table-cell>
              <table:table-cell office:value-type="float" office:value="0.0142945211912417">
                <text:p>0.0142945211912417</text:p>
              </table:table-cell>
              <table:table-cell office:value-type="float" office:value="0.745799020420887">
                <text:p>0.745799020420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